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paragraph-properties fo:text-align="justify" style:justify-single-word="false"/>
    </style:style>
    <style:style style:name="P3" style:family="paragraph" style:parent-style-name="Footnote">
      <style:paragraph-properties fo:margin-left="0cm" fo:margin-right="0cm" fo:text-indent="0cm" style:auto-text-indent="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weight="bold" style:font-weight-asian="bold" style:font-weight-complex="bold"/>
    </style:style>
    <style:style style:name="P6" style:family="paragraph" style:parent-style-name="Standard">
      <style:paragraph-properties fo:line-height="150%" fo:text-align="justify" style:justify-single-word="false"/>
      <style:text-properties style:font-name="Liberation Sans" fo:font-weight="normal" style:font-weight-asian="normal" style:font-weight-complex="normal"/>
    </style:style>
    <style:style style:name="P7" style:family="paragraph" style:parent-style-name="Standard">
      <style:paragraph-properties fo:line-height="150%" fo:text-align="justify" style:justify-single-word="false"/>
      <style:text-properties style:font-name="Liberation Sans" fo:font-weight="bold" style:font-weight-asian="bold" style:font-weight-complex="bold"/>
    </style:style>
    <style:style style:name="P8" style:family="paragraph" style:parent-style-name="Standard">
      <style:paragraph-properties fo:line-height="150%" fo:text-align="justify" style:justify-single-word="false"/>
      <style:text-properties fo:font-weight="normal" style:font-weight-asian="normal" style:font-weight-complex="normal"/>
    </style:style>
    <style:style style:name="P9" style:family="paragraph" style:parent-style-name="Text_20_body_20_indent">
      <style:paragraph-properties fo:line-height="150%"/>
      <style:text-properties fo:font-style="italic" style:font-style-asian="italic" style:font-style-complex="italic"/>
    </style:style>
    <style:style style:name="P10" style:family="paragraph" style:parent-style-name="Text_20_body_20_indent">
      <style:paragraph-properties fo:line-height="150%" fo:text-align="justify" style:justify-single-word="false"/>
      <style:text-properties fo:font-style="italic" style:font-style-asian="italic" style:font-style-complex="italic"/>
    </style:style>
    <style:style style:name="P11" style:family="paragraph" style:parent-style-name="Standard" style:master-page-name="Standard">
      <style:paragraph-properties fo:line-height="150%" fo:text-align="center" style:justify-single-word="false" style:page-number="auto"/>
      <style:text-properties fo:font-weight="bold" style:font-weight-asian="bold" style:font-weight-complex="bold"/>
    </style:style>
    <style:style style:name="P12" style:family="paragraph" style:parent-style-name="Standard" style:list-style-name="L1">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style:font-name="Liberation Sans" fo:font-weight="normal" style:font-weight-asian="normal" style:font-weight-complex="normal"/>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6cm" fo:text-indent="-0.635cm" fo:margin-left="7.45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piedad Intelectual<text:span text:style-name="T1"> </text:span><text:span text:style-name="T1">un concepto difícil de tragar</text:span></text:p>
      <text:p text:style-name="P4"/>
      <text:p text:style-name="P4"><text:tab/>El problema que nos planteamos es reconocer las formas en que la cultura y el conocimiento se gestan como expresiones humanas. Siendo la cultura una forma de hacer no se puede pensar este hacer separado y sin relación con un otro, la cultura se refiere a cualquier acción para el que se necesita un cuerpo ejecutor y un entorno social. El solo hecho de reconocerse humano significa la consciencia de la pertenencia a un grupo, el Yo solo esa evidente en relación a lo otro. La cultura es la forma por medio de la cual los agentes sociales establecen sus relaciones.</text:p>
      <text:p text:style-name="P4"/>
      <text:p text:style-name="P4"><text:tab/>El movimiento por la Cultura Libre heredero de la propuesta de libre acceso al conocimiento del Software Libre se propone conseguir un equilibrio entre todos los actores culturales. Las tendencias actuales son las de cultura-mercacia, la cultura ha sido trucada por industria cultural evidenciando manifestante que las únicas formas de cultura permitidas son las que consigan un retorno económico igualando la fabricación de un bien material a una dinámica social que es la cultura. No estamos negados a cambiar cultura por dinero, mas precisamente obras creativas como libros, musica teatro, conocimiento técnico, cine, etc. Pero es en extremo desfavorable para la humanidad los continuados y actuales intentos por incrementar la esfera de las acciones impedidas, <text:span text:style-name="T7">SOPA (</text:span><text:span text:style-name="Emphasis"><text:span text:style-name="T7">Stop Online Piracy Act</text:span></text:span><text:span text:style-name="T7">)</text:span><text:span text:style-name="T7"><text:note text:id="ftn1" text:note-class="footnote"><text:note-citation>1</text:note-citation><text:note-body><text:p text:style-name="Footnote"><text:a xlink:type="simple" xlink:href="http://es.wikipedia.org/wiki/Stop_Online_Piracy_Act">http://es.wikipedia.org/wiki/Stop_Online_Piracy_Act</text:a> Stop Online Piracy Act</text:p></text:note-body></text:note></text:span><text:span text:style-name="T8"> y </text:span><text:span text:style-name="T7">PIPA (Preventing Real Online Threats to Economic Creativity and Theft of Intellectual Property Act)</text:span><text:span text:style-name="T7"><text:note text:id="ftn2" text:note-class="footnote"><text:note-citation>2</text:note-citation><text:note-body><text:p text:style-name="Footnote"><text:a xlink:type="simple" xlink:href="http://en.wikipedia.org/wiki/PROTECT_IP_Act">http://en.wikipedia.org/wiki/PROTECT_IP_Act</text:a> <text:bookmark text:name="firstHeading"/>PROTECT IP Act</text:p></text:note-body></text:note></text:span><text:span text:style-name="T8"> son muestras de están intenciones. Deseamos que las acciones permitidas sean más especialmente para los propósitos de educar y para la medicina, lo primero parece ser mas fácil con la adopción de los autores y atoras de licencias como la Creative Commons.</text:span></text:p>
      <text:p text:style-name="P4"/>
      <text:p text:style-name="P4">Canción de trabajo blues</text:p>
      <text:p text:style-name="P4">Canto de Pilon</text:p>
      <text:p text:style-name="P4">Musicalizados por Soledad Bravo (Cantos de Venezuela 1973) o por Tambor Urbano (1995)</text:p>
      <text:p text:style-name="P4"/>
      <text:p text:style-name="P4"><text:tab/>El termino propiedad intelectual debería ser un concepto difícil de tragar, este termino <text:soft-page-break/>hace referencia a varias leyes como la Ley de derecho de Autor o la Ley sobre marcas y patentes en los que se otorgan unos derechos a los autores y autoras sobre sus obras creativas e intelectuales con el objeto de promover y estimular la innovación. </text:p>
      <text:p text:style-name="P4"/>
      <text:p text:style-name="P4"><text:tab/>La OMPI (Organización Mundial de la Propiedad Intelectual) considera a la propiedad intelectual como aquello que:</text:p>
      <text:p text:style-name="P4"/>
      <text:p text:style-name="P10">“...tiene que ver con las creaciones de la mente: las invenciones, las obras literarias y artísticas, los símbolos, los nombres, las imágenes y los dibujos y modelos utilizados en el comercio.</text:p>
      <text:p text:style-name="P10">La propiedad intelectual se divide en dos categorías: la propiedad industrial, que incluye las invenciones, patentes, marcas, dibujos y modelos industriales e indicaciones geográficas de procedencia; y el derecho de autor, que abarca las obras literarias y artísticas, tales como las novelas, los poemas y las obras de teatro, las películas, las obras musicales, las obras de arte, tales como los dibujos, pinturas, fotografías y esculturas, y los diseños arquitectónicos...”<text:note text:id="ftn3" text:note-class="footnote"><text:note-citation>3</text:note-citation><text:note-body><text:p text:style-name="Footnote">¿Qué es la propiedad intelectual? - <text:a xlink:type="simple" xlink:href="http://www.wipo.int/about-ip/es/">http://www.wipo.int/about-ip/es/</text:a></text:p></text:note-body></text:note></text:p>
      <text:p text:style-name="P4"/>
      <text:p text:style-name="P4"><text:tab/>La OMPI administra 23 tratados internacionales a los que Venezuela esta sujeta, por lo que la legislación local debe atender a los tratados firmados. Tenemos dudas sobre la efectividad de estas leyes en la protección de los creadores y los incentivos que puede lograr en las capacidades de innovación. Exactamente creemos que estas leyes están rendidas a intereses específicos. Sin duda cuando hablamos de derecho de autor o patentes no podremos eludir el tema de hegemonía y poder.</text:p>
      <text:p text:style-name="P4"/>
      <text:p text:style-name="P4"><text:tab/>Una de las criticas al termino esta en que junta leyes diferentes, es decir con propósitos y orígenes distintos es un error que promueve la confusión. En tanto que la Ley de derecho de autor declara promover el trabajo de los autores y su creatividad durante un tiempo finito permitiendo un avance en la sociedad, esto significa un control exclusivo sobre un trabajo literario durante un tiempo. Por otro lado la ley de patentes estimularía la innovación científica otorgando el monopolio exclusivo durante un tiempo, esto es un control <text:soft-page-break/>exclusivo sobre una invención o proceso productivo y la ley de marcas protege el nombre de un producto. El argumento de esta critica es que el termino Propiedad Intelectual es confuso<text:note text:id="ftn4" text:note-class="footnote"><text:note-citation>4</text:note-citation><text:note-body><text:p text:style-name="Footnote">¿Ha dicho «propiedad intelectual»?. Sólo es un espejismo seductor - <text:a xlink:type="simple" xlink:href="http://www.gnu.org/philosophy/not-ipr.es.html">http://www.gnu.org/philosophy/not-ipr.es.html</text:a></text:p></text:note-body></text:note>. Si el termino fue acuñado intencionalmente o no es un asunto de la teoría conspirativa correspondiente.</text:p>
      <text:p text:style-name="P4"/>
      <text:p text:style-name="P4"><text:tab/>Hay otra confusión mas importante y que genera una discusión propia para la teoría y la praxis Socialista, esto es que el termino Propiedad Intelectual sugiere un tipo de propiedad.</text:p>
      <text:p text:style-name="P4"/>
      <text:p text:style-name="P4"><text:tab/>El problema con el termino Propiedad Intelectual es que invita a pensar que las construcciones intelectuales son de la misma naturaleza que los objetos materiales y en tanto que son iguales son susceptibles a los mismo principios y leyes, por ejemplo, la ley de la oferta y la demanda, por lo que diríamos que una idea es mas cara en tanto es mas escasa. Sobre esto se refiere el Manifiesto en el punto que dice:</text:p>
      <text:p text:style-name="P4"/>
      <text:p text:style-name="P9">“La publicación de cualquier contenido cultural goza de unos derechos de explotación comercial, ampliados artificialmente, lo que amenaza el ejercicio del derecho de acceso universal a la cultura y al conocimiento.”<text:note text:id="ftn5" text:note-class="footnote"><text:note-citation>5</text:note-citation><text:note-body><text:p text:style-name="Footnote"><text:a xlink:type="simple" xlink:href="http://wiki.nodolibre.org/Manifiesto_Foro_Revolución_Bolivariana_y_la_Propiedad_Intelectual">http://wiki.nodolibre.org/Manifiesto_Foro_Revoluci%C3%B3n_Bolivariana_y_la_Propiedad_Intelectual</text:a></text:p></text:note-body></text:note></text:p>
      <text:p text:style-name="P4"/>
      <text:p text:style-name="P4"><text:tab/>Aquí se reclama que el conocimiento no es un recurso naturalmente escaso su escasez es solamente artificial, hecho que es logrado mediante las leyes.</text:p>
      <text:p text:style-name="P4"/>
      <text:p text:style-name="P4"><text:tab/>¿Son los objetos materiales de la misma naturaleza que las construcciones intelectuales?. No, pero hay relaciones entre ambas, por ejemplo, las investigaciones científicas consiguieron avances en la técnica que mejoró los procesos industriales, estas mejoras fueron de cara a las industrias y la acumulación de capital pero no de cara al buen vivir humano<text:note text:id="ftn6" text:note-class="footnote"><text:note-citation>6</text:note-citation><text:note-body><text:p text:style-name="Footnote">Ludismo - <text:a xlink:type="simple" xlink:href="http://es.wikipedia.org/wiki/Ludismo">http://es.wikipedia.org/wiki/Ludismo</text:a></text:p></text:note-body></text:note>. De esta manera el desarrollo intelectual logro mejoras en la técnica.</text:p>
      <text:p text:style-name="P4"/>
      <text:p text:style-name="P4"><text:soft-page-break/><text:tab/>Por otra parte consideremos lo siguiente, cuando un profesor expone un conjunto de ideas en clase estas representan una configuración especial de conocimiento, es decir ideas de terceros junto con análisis y experiencias propias. En tanto el estudiante escucha con atención, si todo sale bien diremos que el estudiante consiguió una copia de la idea que transmitió el profesor. A este acto aun le llamamos educación<text:note text:id="ftn7" text:note-class="footnote"><text:note-citation>7</text:note-citation><text:note-body><text:p text:style-name="Footnote">La ciencia Neoliberal, Edgardo Lander – <text:a xlink:type="simple" xlink:href="http://www.funtha.gov.ve/doc_pub/doc_223.pdf">http://</text:a><text:a xlink:type="simple" xlink:href="http://www.funtha.gov.ve/doc_pub/doc_223.pdf"><text:span text:style-name="Citation">www.funtha.gov.ve/doc_pub/doc_223.pdf</text:span></text:a></text:p></text:note-body></text:note> pero de ninguna manera le llamamos piratería, es un acto de transmisión de conocimiento.</text:p>
      <text:p text:style-name="P4"/>
      <text:p text:style-name="P4"><text:tab/>Aunque no todos piensan esto sobre la educación el Hungaro Andrew Joseph Galambos uno de los defensores radicales del derecho de autor. Llegó a reclamar un derecho exclusivo sobre sus ideas, exigía a sus alumnos que no las repitieran fuera de clase, pues sólo a él pertenecían. Se cree que también cambió su nombre original Joseph Andrew por el de Andrew Joseph, para no coincidir con el de su padre considerando que violaba el derecho de su padre de tener su nombre .</text:p>
      <text:p text:style-name="P4"/>
      <text:p text:style-name="P4"><text:tab/>Regresando al ejemplo, ¿que sucedió con las ideas o con “la propiedad de las ideas”?, el profesor no perdió sus ideas pero el estudiante también posee una copia de las ideas, a diferencia de un objeto material en el que <text:span text:style-name="T3">si yo lo tengo tu no lo tienes</text:span>. El profesor recibe remuneración por este trabajo y también recibe reconocimiento.</text:p>
      <text:p text:style-name="P4"/>
      <text:p text:style-name="P4"><text:tab/>¿Donde se encuentra la propiedad intelectual en este ejemplo?, en el profesor, me parece que no, por que este aunque compartió su conocimiento con los otros no lo perdió, no necesita esperar que el otro lo termine de usar para tenerlo nuevamente, ademas, su investigación significo la revisión de escritos de terceros y podríamos pensar que estas personas también revisaron las ideas de otros y así una regresión al infinito. </text:p>
      <text:p text:style-name="P4"/>
      <text:p text:style-name="P4"><text:tab/>Siguiendo con el ejemplo, incluso es un traición a los principios de la academia o de las instituciones educativas reclamar tal cosa como propiedad si su intención es enseñar y compartir. Una de nuestras propuestas es tratar por separado cada una de las expresiones culturales otorgando derechos mas justos para los creadores y los usuarios, en contraste la propuesta actual es unificar todas la expresiones bajo el termino Propiedad Intelectual y <text:soft-page-break/>promover plazos igualitarios para todas las expresiones culturales.</text:p>
      <text:p text:style-name="P4"/>
      <text:p text:style-name="P4"><text:tab/>Ahora bien, si este profesor escribe un libro y desea publicarlo podría desear mas que su atribución como autor o no. Algunos profesores podrían no desear remuneración, algunos pudieran estar escribiendo para ganar notoriedad. También algunas personas como yo <text:s/>estaríamos transformando las expresiones culturales con motivos muy diferentes al lucro, otras personas por diversión y otras por parodiar a un político, famosos o comunidades especializadas como la nuestra.</text:p>
      <text:p text:style-name="P4"/>
      <text:p text:style-name="P4"><text:tab/>Seguramente todos conocemos Wikipedia por el carácter colaborativo propio del software libre, sus reglas no permiten subir contenido con derecho de autor, solo es posible colocar obras bajo dominio publico o con licencias libres. Hace mas de un año conocí a una chica que me hablo de una Poetisa Uruguaya llamada Juana Fernandez Morales, me contó sobre un poema que se llama <text:span text:style-name="T3">Hora </text:span><text:span text:style-name="T3">M</text:span><text:span text:style-name="T3">orada</text:span>. Como yo estaba interesado por ella, apenas pude revise el poema para que en nuestro próximo encuentro le hablara de él. La primera fuente que consulte fue Wikipedia pero había una información reducida y ninguna referencia al poema, lo conseguí en otro pagina, seguidamente se me ocurrió grabarlo, subirlo a wikipedia y agregarlo a la pagina de la poeta. La ley de derecho de autor en Uruguay es de la vida del autor mas cincuenta años, la poeta murió en 1979 por lo que su derecho de autor se extiende hasta 2029. Hace unos meses me llega una notificación en la que la fundación Wikipedia me pide que demuestre que tengo autorización para usar la obra, cosa que no tengo con lo que siete días después fue eliminada la grabación. </text:p>
      <text:p text:style-name="P4"/>
      <text:p text:style-name="P4"><text:tab/>En todo este relato hay varios problemas, incluso si voy a hacer uso no comercial de la obra necesito el permiso del autor, mi obra genera automáticamente derechos de autor y se convierte en una obra conexa, aunque conociera a la autora posiblemente elle no sea la dueña del derecho de autor y mas aun si esta muerta, no existe un lugar en donde conseguir quien posee el derecho de autor y si deseo generar una obra accesible, para personas con discapacidad, a partir del poema necesito el permiso expreso de quien posee el derecho de autor. Con todo esto se instalan barreras para el acceso al conocimiento y se nos quitan las ganas de ayudar a Wikipedia.</text:p>
      <text:p text:style-name="P4"><text:soft-page-break/></text:p>
      <text:p text:style-name="P4"><text:tab/>Cuando una persona compra un libro debe pagar por el soporte físico y una retribución por el trabajo del autor. Este soporte físico en el que es esta el libro, si esta en condiciones limitadas, <text:span text:style-name="T3">si tu lo tiene</text:span><text:span text:style-name="T3">s</text:span><text:span text:style-name="T3"> yo no lo tengo, </text:span><text:span text:style-name="T4">este libro si se rige por las leyes del mercado como la teoría del justo valor, tanto la que dije que el valor de producto depende del trabajo que lleva incorporado o la teoría de que el valor </text:span><text:span text:style-name="T4">es subjetivo y dado por el público</text:span>. Por lo que mientras mas se vendan sera mejor, mas personas tendrán la obra apropiándose de las ideas contenidas y al mismo tiempo el autor recibirá una remuneración. En este caso el principio es repartir conocimiento y retribuir al autor por su trabajo. Si este es el modelo se desprende una pregunta: ¿por cuanto tiempo el autor o autora debe recibir este reconocimiento?.</text:p>
      <text:p text:style-name="P4"/>
      <text:p text:style-name="P4"><text:tab/>Establecimos hasta aquí una separación entre al construcción de conocimiento y su relación con los bienes materiales. Afirmemos entonces que el conocimiento es de naturaleza diferente a la de los bienes materiales pero que entre ellos existen relaciones fundamentales. En tanto que las ideas necesitan un soporte para perpetuarse y antes que esto un lenguaje que por fortuna es del dominio publico y en constante renovación. De esta relación nacen preguntas sobre la técnica, preguntas como: ¿la técnica responde a las necesidades o la técnica crea necesidades?, la intencionalidad o la accidentalidad de las invenciones, ¿en que ocasiones la técnica a puesto en aprietos al poder económico? ¿cual es el papel de la técnica para el desarrollo de una nación?, se habla que en la caída de la unión soviética un factor fue la incapacidad de saltar de las grandes industrias al microchip, construimos la carretera o declaramos el territorio como reserva natural, ¿que es el desarrollo y el progreso?, ¿la cultura es solo lo mercadeable y aquello que ofrece grandes ganancias?, ¿los intereses de los ciudadanos o los intereses de las multinacionales?. Estas preguntas se escapan en diferente medida del tema central de esta charla<text:note text:id="ftn8" text:note-class="footnote"><text:note-citation>8</text:note-citation><text:note-body><text:p text:style-name="Footnote">La pregunta por la técnica, Martin Heidegger - <text:a xlink:type="simple" xlink:href="http://www.heideggeriana.com.ar/textos/tecnica.htm">http://www.heideggeriana.com.ar/textos/tecnica.htm</text:a></text:p></text:note-body></text:note>. </text:p>
      <text:p text:style-name="P4"/>
      <text:p text:style-name="P4"><text:tab/>Como sabemos, fue imposible escapar de la noticia de la muerte de iDios, ya no sabremos que hacer con las tecnologías pero deja una i-glesia y sus santos benditos los iphone, ipod y ipad, ademas de servicios como el iTunes en los que usándolos sus i-fieles seguidores podrán limpiarnos de sus pecados retrotecnologicos.</text:p>
      <text:p text:style-name="P4"><text:soft-page-break/></text:p>
      <text:p text:style-name="P4"><text:tab/>Parece que también reclamamos que los que usen una obra con propósito comercial deben retribuir al autor original como si se tratase del alquiler de un objeto material. Imaginemos una banda musical que se dedique a cantar las canciones de otros y por esto reciban un pago, creo que la mayoría de las personas diría que es incorrecto no pagar al autor original por cantar sus canciones, ¿pero, es necesario retribuirle algo al autor original?, generalmente <text:s/>estas bandas que cantan canciones de otro no son muy populares y en consecuencia no ganen mucho dinero. Imagino a mis compañeros de la universidad con sus bandas cantando en los bares los viernes por la noches y se que no se convirtieron en super estrellas. </text:p>
      <text:p text:style-name="P4"/>
      <text:p text:style-name="P4"><text:tab/>En ocasiones emular canciones de otros es solo cuestión de gusto por una canción, como cuando se canta en la ducha o también como admiración a una banda. Pero existen ejemplos e incluso un mercado que esta construido alrededor de la venta de bienes culturales en los que no se retribuye al autor original, este es el mercado de los libros usados y también el del software libre, en estos casos el que hace uso comercial no es el autor original y tampoco se le retribuye nada por esto. Este hecho en el caso de los libros usados se conoce como agotamiento del derecho o principio de la primera venta, se refiere a la situación en que los derechos del titular de copyright sobre determinada obra se agotan tras la primera venta y el propietario de la copia puede disponer de el sin tener que pedir permisos al autor original. En el caso del software libre es un modelo de negocio que en la mayoría de los casos es de esta manera. En ambos los llamados derechos patrimoniales no se ejercen.</text:p>
      <text:p text:style-name="P4"/>
      <text:p text:style-name="P4"><text:tab/>Las ideas no son bienes escasos, cuando yo uso una idea no excluyo a otro de usarla en el mismo momento, cuando canto una canción no impido que otro la cante, una receta puede ser usada por millones al mismo tiempo y varias veces.</text:p>
      <text:p text:style-name="P4"/>
      <text:p text:style-name="P4"><text:tab/>Ahora bien, en nuestra ecuación de derecho de autor hemos identificado a dos actores, el autor o autora y a los usuarios y usuarias. Pero los autores no imprimen ellos mismo, entonces, tenemos que añadir a los editores. Estos tienen su existencia peligrando <text:soft-page-break/>con el uso de Internet, en tanto que un autor podría simplemente colgar la obra en su blog. Esta limitación material en la que es necesario la manufactura de un libro es eliminada con mejoras en la técnica, y aunque una computadora un lector de libros digitales es un producto que necesita fabricación este almacena millones de libros y lo que es mas poderoso su acceso a Internet hace posible compartirlos en pocos segundos<text:note text:id="ftn9" text:note-class="footnote"><text:note-citation>9</text:note-citation><text:note-body><text:p text:style-name="Footnote">Novela inédita de Saramago disponible en formato digital - <text:a xlink:type="simple" xlink:href="http://www.correodelorinoco.gob.ve/comunicacion-cultura/novela-inedita-saramago-disponible-formato-digital/">http://www.correodelorinoco.gob.ve/comunicacion-cultura/novela-inedita-saramago-disponible-formato-digital/</text:a></text:p></text:note-body></text:note>, por lo menos mientras dure la batería. Cuando copiamos un contenido digital al igual que con una idea no despojamos al autor de su obra. En este caso, en el marco de esta nueva revolución industrial, que es una revolución digital es en la que reclamamos por nuestros derechos digitales.</text:p>
      <text:p text:style-name="P4"/>
      <text:p text:style-name="P5">Buscando a los piratas en el Bosque de los Acebos</text:p>
      <text:p text:style-name="P4"/>
      <text:p text:style-name="P4">icon</text:p>
      <text:p text:style-name="P4">Comentarios de Catherine L. Fisk a Secretos del Comercio: Piratería Intelectual y los orígenes del poder industrial [Norte] Americano de Doron S. Ben-Atar.</text:p>
      <text:p text:style-name="P4"/>
      <text:p text:style-name="P4">Comentarios de Catherine L. Fisk a Secretos del Comercio: Piratería Intelectual y los orígenes del poder industrial [Norte] Americano de Doron S. Ben-Atar.</text:p>
      <text:p text:style-name="P4"/>
      <text:p text:style-name="P4">Review of Catherine L. Fisk on Trade Secrets: Intellectual Piracy and the Origins of American Industrial Power. By Doron S. Ben-Atar.</text:p>
      <text:p text:style-name="P4"/>
      <text:p text:style-name="P4">Es del conocimiento común que desde la época colonial hasta principios del siglo XIX, [Norte] América fue consumidor de las tecnología Europea. También es común pensar que en los inicios los lideres políticos y económicos de [Norte] América, al igual que los lideres de economías emergentes, favorecieron la inmigración a los Estados Unidos de artesanos calificados para revertir la crónica escasez de mano de obra calificada. Como la mayoría del conocimiento común este hecho esta usualmente mas que demostrado.</text:p>
      <text:p text:style-name="P4"/>
      <text:p text:style-name="P4">En Secretos del Comercio, Doron Ben-Atar, profesor de historia asociado a la Universidad de Fordham, describe la naturaleza y extensión de los esfuerzos de Estados Unidos por <text:soft-page-break/>importar tecnología y mano de obra calificada capaz de usarla, durante las primeras décadas del siglo XVIII. En el ultimo capítulo, que lleva la historia hasta 1850, brevemente esboza la ruta de [Norte] América hacia la independencia de la tecnología importada.</text:p>
      <text:p text:style-name="P4"/>
      <text:p text:style-name="P4">El libro es a la vez una historia intelectual, social y de negocios y una valiosa contribución al creciente numero de escritos sobre la historia de la innovación. A través del uso hábil de los escritos de Benjamín Franklin, Thomas Jefferson, Tench Coxe, y otras luminarias [norte] americanas, Ben-Atar, describe el reclutamiento generalizado y sostenido artesanos extranjeros calificados, que trajo con ellos mucha información tecnológica, como toda lo que podían llevar o la que guardaban en su memoria. También documenta una variedad de misiones, tanto clandestinos como públicos, a Europa para obtener su tecnología, por cualquier medio posible. Los estatutos de las colonias y de los primeros Estados que alentaron la adquisición, ya sea por la invención o la importación, de los conocimientos técnicos de todos los tipos. Algunos Estados indujeron el desarrollo tecnológico a través de una legislación que proporcionan beneficios económicos, algunas adoptaron los derechos de autor y leyes de patentes que aseguraban los monopolios, pero en la mayoría de los casos hubo poco esfuerzo para distinguir el conocimiento desarrollada en el país a partir de información que se ha importado desde el extranjero.</text:p>
      <text:p text:style-name="P4"/>
      <text:p text:style-name="P4">Una elección correcta de historias que combina a almas emprendedoras y en busca de aventuras que atraviesan el Atlántico en busca de conocimiento la hace se leíble. Fabricantes sombríos, emprendedores, inventores e incansables auto-promoteres se cruzan en el camino con Washington, Jefferson y Franklin mostrando un punto sobre la importancia de la tecnología como un aspecto importante de la política [Norte] Americana. Sin embargo el libro no se sostiene solo con las anécdotas o la narrativa convence por la enorme evidencia que se muestra para soportar los argumentos.</text:p>
      <text:p text:style-name="P4"/>
      <text:p text:style-name="P4">Sin embargo cuando se trata de interpretar la evidencia Ben-Atar es menos persuasivo. El busca hacer un caso sensacional: El desarrollo económico de Estado Unidos esta fundado en la apropiación ilegal de la propiedad intelectual. El subtitulo “Piratería Intelectual y el Origen del Poder Industrial [Norte] Americano”, confirma esta afirmación. Pero la evidencia, <text:soft-page-break/>particularmente su cita de la Ley como prueba de la que difusión de la tecnología fue un robo no soporta su mas sensacional proposición. El título del libro es también algo engañoso: a finales del siglo XVIII el termino “secreto comercial” se usaba poco y no tiene las connotaciones que invoca Ben-Atar. Así que la implicación casual entre la piratería y el desarrollo industrial [Norte] Americano es menos solido de lo que sugiere el título.</text:p>
      <text:p text:style-name="P4"/>
      <text:p text:style-name="P4">La pregunta de si la importación de tecnología es piratería, como Ben-Atar sostiene, o es difusión como otros historiadores sostienen es molesta. Piratería como dice Ben-Atar (y segun el Webster’s Dictionary que irónicamente si jugo un rol destacado en las primeras batallas [Norte] Americanas sobre propiedad intelectual), es “una apropiación sin autorización y reproducción por otro producto, invención o concepción, esp. Violando el copyright” (p. 215, n. 4). Ben-Atar reconoce que es “problemático” referirse a la importación de la tecnología como piratería, porque no existía un régimen internacional sobre propiedad intelectual en ese tiempo (p. xix). También insiste en que no adhiere “al valor normativo de la practica de la piratería tecnológica” (p. xx). La piratería tiene una connotación de ilegalidad y tiene un sabor fuerte censura. Su insistencia en el uso del término, y su uso desde el principio del libro lo sitúa en el debate actual sobre la conveniencia normativa de la fuerte protección sobre la propiedad intelectual, arroja dudas sobre su agnosticismo. Ben-Atar, insiste en que el libro se refiere a la importación ilegal de la tecnología (p. xix), y algunas de ellas claramente se trata de eso. Sin embargo no todo transferencia tecnológica no esta autorizada, ni tampoco la toma de otra invención. Por ejemplo, no justifica su afirmación de que el uso por parte de E.I du Pont de Nemour’s de químicos relacionados con la fabricación de la pólvora es ilegal (du Pont dijo que lo aprendió de Lavoisier), a pesar de que el producto se convirtió en la base de la exitosa empresa du Pont , que estaba situado en el Brandywine en Delaware (no Pensylvania, como dice el autor en la página 152). Ben-Atar, reconoce la importancia crucial de los artesanos expertos en el desarrollo, uso y difusión de la tecnología. Sin embargo esta ecuación simplista de la migración laboral como piratería del conocimiento añade una normativa legal del siglo XX sobre un fenómeno cuya situación jurídica, como reconoce en otra parte, era ambiguo en el momento.</text:p>
      <text:p text:style-name="P4"/>
      <text:p text:style-name="P4">El reclutamiento de artesanos para trasladarse a los Estados Unidos por</text:p>
      <text:p text:style-name="P4"><text:soft-page-break/>sus conocimientos técnicos no significa necesariamente una apropiación de la propiedad intelectual, incluso bajo las leyes de Gran Bretaña en ese momento. A ellos a menudo simplemente se les traía con su consentimiento. La prohibición de la migración de la mano de obra calificada en Gran Bretaña y otros países no constituyen una violación de los derechos de propiedad intelectual de otra persona, ni aún constituyen la piratería de la tecnología. Hoy en día la movilidad de los empleados con el conocimiento económicamente valioso plantea cuestiones de propiedad intelectual, pero a la vez el tema fue considerado como una cuestión de escasez de mano obra calificada y no como una cuestiones de propiedad intelectual.</text:p>
      <text:p text:style-name="P4"/>
      <text:p text:style-name="P4">El reto para los historiadores que estudian la propiedad intelectual del siglo XIX, es convencer a los lectores de la importancia del tema, sin sucumbir a la tentación de enmarcarlo en términos de las perspectivas actuales, que a menudo difieren de las anteriores. En general, Ben-Atar explora cuidadosamente la tensión entre la protección legal para inducir la innovación (con monopolios) y los incentivos legales a la difusión de la innovación (contrarios al régimen de monopolio). Historiadores de los negocios disfrutarán aprender sobre este particular, la actualidad de un problema viejo, y finalmente el tratamiento elegante de Ben-Atar de tema en los inicios de la República [Norte] Americana es un lectura placentera.</text:p>
      <text:p text:style-name="P4">febrero 22, 2012 – 2:11 am Categorías: Derechos de Autor, Patentes | Añadir un comentario</text:p>
      <text:p text:style-name="P4"/>
      <text:p text:style-name="P4">Etiquetado Copyright, Estados Unidos, Patentes, Pirateria, Secretos del Comercio: Piratería Intelectual y los orígenes del poder industrial [norte] Americano, Trade Secrets: Intellectual Piracy and the Origins of American Industrial Power |</text:p>
      <text:p text:style-name="P4">Secretos del Comercio: Piratería Intelectual y los orígenes del poder industrial [norte] Americano</text:p>
      <text:p text:style-name="P4"/>
      <text:p text:style-name="P4">Secretos del Comercio: Piratería Intelectual y los orígenes del poder industrial [norte] Americano, libro de Doron S. Ben-Atar. New Haven: Yale University Press, 2004.</text:p>
      <text:p text:style-name="P4">Trade Secrets: Intellectual Piracy and the Origins of American Industrial Power. By Doron S. Ben-Atar. New Haven: Yale University Press, 2004.</text:p>
      <text:p text:style-name="P4"><text:soft-page-break/></text:p>
      <text:p text:style-name="P4">El texto que se muestra a continuacón es la tradución de los comentarios de Lawrence A. Peskin, de la Morgan State University Baltimore, sobre el libro de Doron S. Ben-Atar.</text:p>
      <text:p text:style-name="P4"/>
      <text:p text:style-name="P4">Doron S. Ben-Atar ofrece unas provocadores respuestas a las preguntas de como la industria [norte] americana consiguió su posición de dominio: Ellos engañaron. Los [norte] Americanos robaron mucha de la tecnología asociada con la temprana revolución industrial con ayuda del gobierno.</text:p>
      <text:p text:style-name="P4">Durante la época Colonia y la revolucionaría varios gobiernos estatales y provinciales intentaron alentar a nuevas empresas manufactureras ofreciéndoles monopolios y otros incentivos a inmigrantes cualificados, mientras lo poderes del Viejo Mundo, especialmente Inglaterra inútilmente intento contener la perdida de trabajadores con conocimiento. Esta política continuo en la temprana República como evidencia el informe de Alexander Hamilton’s sobre las manufacturas (1791), en el que se evidencia aun mas la piratería tecnología, Ben-Atar identifica a varias personas que se beneficiaron,…</text:p>
      <text:p text:style-name="P4"/>
      <text:p text:style-name="P4"><text:tab/>La película con mayores espectadores en Venezuela es la Era del Hielo 3 estrenada en 2009 que congrego a 1.696.239, mientras que la película Venezolana mas taquillera se remonta a 1984 dirigida por Cesar Bolívar llamada Homicidio Culposo con 1.335.252. Esta película es muy vieja, comparemos entonces con una contemporánea, una del año 2011 llamada Hora Cero de Diego Velazco esta consiguió 941.857 espectadores.</text:p>
      <text:p text:style-name="P4"/>
      <text:p text:style-name="P4"><text:tab/>Para el año 2008 el CNAC (Centro Nacional De Cinematografiá) tenia como promedio para la financiación de una película Venezolana la suma de 3.000.000 millones de bolívares<text:note text:id="ftn10" text:note-class="footnote"><text:note-citation>10</text:note-citation><text:note-body><text:p text:style-name="P3"><text:s/>Venezuela fabrica el cine que se merece - <text:a xlink:type="simple" xlink:href="http://elespectadorvenezolano.blogspot.com/2008/04/venezuela-fabrica-el-cine-que-se-merece.html">http://elespectadorvenezolano.blogspot.com/2008/04/venezuela-fabrica-el-cine-que-se-merece.html</text:a></text:p></text:note-body></text:note>, 6.450.000 millones de dolares para el cambio de esa época y 12.900.000 para el cambio actual.</text:p>
      <text:p text:style-name="P4"/>
      <text:p text:style-name="P4"><text:tab/>La Era del Hielo 3, contó con un presupuesto de 80.000.000 de dolares y recaudo 196,573,705 (22.2%) en estados unidos y 690,113,112 (77.8%) en el resto del mundo para <text:soft-page-break/>un total de 886,686,817 de dolares, en Venezuela recaudo 11,644,527<text:note text:id="ftn11" text:note-class="footnote"><text:note-citation>11</text:note-citation><text:note-body><text:p text:style-name="Footnote">Box Office Mojo, Ice Age: Dawn of the Dinosaurs - <text:a xlink:type="simple" xlink:href="http://www.boxofficemojo.com/movies/?id=iceage3.htm">http://www.boxofficemojo.com/movies/?id=iceage3.htm</text:a></text:p></text:note-body></text:note>. En tanto Hora Cero recaudo 17.288.991 bolívares<text:note text:id="ftn12" text:note-class="footnote"><text:note-citation>12</text:note-citation><text:note-body><text:p text:style-name="Footnote">10 Obras venezolanas más vistas 1976-2010 - <text:a xlink:type="simple" xlink:href="http://www.cnac.gob.ve/beta/getfile.php?id=442">http://www.cnac.gob.ve/beta/getfile.php?id=442</text:a></text:p></text:note-body></text:note><text:note text:id="ftn13" text:note-class="footnote"><text:note-citation>13</text:note-citation><text:note-body><text:p text:style-name="Footnote">The Zero Hour (2010) - <text:a xlink:type="simple" xlink:href="http://www.imdb.com/title/tt1322302/">http://www.imdb.com/title/tt1322302/</text:a></text:p></text:note-body></text:note>.</text:p>
      <text:p text:style-name="P4"/>
      <text:p text:style-name="P4"><text:tab/>Venezuela no posee un circuito de distribución internacional que le otorgue beneficios económicos externos considerables que en el caso de la Era del hielo 3 representa un 77% de la recaudación, el cine es principalmente financiado por el Estado como sucede en muchos otros países de nuestra América. El presupuesto no es comparable con el de HollyWood aunque si es comparable con el de países latinoamericanos. </text:p>
      <text:p text:style-name="P4"/>
      <text:p text:style-name="P4"><text:tab/>Estados unidos negó los derecho de autor durante el siglo XIX mientras era un país en desarrollo pero ahora se encarga de aplicar y ensanchar la esfera del copyright. En 2007 la Asociación de la Industria de Informática y Comunicaciones determinó que solamente el valor generado en Estados Unidos por las industrias dependientes de excepciones y limitaciones del copyright es de 2.2 trillones de dólares al año, lo que representa una sexta parte de la economía de EE.UU .</text:p>
      <text:p text:style-name="P4"/>
      <text:p text:style-name="P4"><text:tab/>Pero regresemos al bosque de acebos para encontrar a los piratas, para el año 1890 Thomas Edison erá dueño de la mayoría de las patentes relacionadas con las cámaras cinematográficas y mediante la Motion Picture Patents Company que fue fundada en 1908 se encargo de recaudar dinero por el uso de estas patentes.</text:p>
      <text:p text:style-name="P4"/>
      <text:p text:style-name="P4"><text:tab/>El acebo, es un arbusto 6 ó 7 metros de altura, común en el sur oeste de estados unidos cerca de la frontera con México en este lugar en 1909 Carl Laemmle funda lo que hoy es Universal Studios, en 1923 los hermanos Albert, Harold, Jack y Sam Warner fundan lo que hoy es Warner Brothers Studios, en 1919 los hermanos Harry y Jack Cohn fundadan lo que hoy es Columbia Pictures, en 1908 Adolph Zukor funda la Paramount Pictures, en 1916 Samuel Goldfish que luego cambio su apellido a Goldwyn fundo la compañía que hoy es la Metro-Goldwyn-Mayer y en 1915 William Fox funda la compañía que hoy es la 20th Century Fox. Este lugar cercano a México en donde ellos instalaron lo que mas tarde se transformará <text:soft-page-break/>en una industria de la que EE.UU recibe una sexta parte de sus ingresos y que de ese lugar escapaban a México cuando llegaban los recaudadores de Edison evitando el pago de regalías por las patentes tiene como nombre HollyWood y se llama así por el numero de acebos que se encuentra allí, porque en ingles acebo se dice Holly.</text:p>
      <text:p text:style-name="P4"/>
      <text:p text:style-name="P4"><text:tab/>De esta forma la industria cultural del cine la única o una de las fuertes del mundo nació por algunos cuantos piratas que escapaban del pago de las regalías por las patentes sobre el cine. </text:p>
      <text:p text:style-name="P4"/>
      <text:p text:style-name="P4"><text:tab/>Ahora bien, hemos hablado sobre conocimiento y propiedad. Pero falta hablar sobre los derechos que son necesarios concederle al autor o autora de una obra creativa. Normativa que es dictada o debería ser dictada por nosotros, es decir, los derechos son establecidos por consentimiento común, como norma de lo bueno y de lo malo.</text:p>
      <text:p text:style-name="P4"/>
      <text:p text:style-name="P4"><text:tab/>La historia de las legislaciones venezolanas en materia de derecho de autor es la siguiente:</text:p>
      <text:p text:style-name="P4"/>
      <text:list xml:id="list1333469092" text:style-name="L1">
        <text:list-item>
          <text:p text:style-name="P12">Ley de Propiedad Intelectual del 13 de Julio de 1928.</text:p>
        </text:list-item>
        <text:list-item>
          <text:p text:style-name="P12">Ley sobre el derecho de autor del 29 de noviembre de 1962, en la que el derecho de autor se extendía tras la muerte del autor cincuenta años. </text:p>
        </text:list-item>
        <text:list-item>
          <text:p text:style-name="P12">Ley sobre el derecho de Autor del 14 de agosto de 1993, con una extensión de los derechos de autor de la vida del autor mas sesenta años. </text:p>
        </text:list-item>
        <text:list-item>
          <text:p text:style-name="P12">Decisión 351 de la CAN, Régimen Común sobre Derecho de Autor y Derechos Conexos 17 de diciembre de 1993.</text:p>
        </text:list-item>
      </text:list>
      <text:p text:style-name="P4"/>
      <text:p text:style-name="P4"><text:tab/>Venezuela formo parte de la Comunidad Andina de Naciones hasta el 2006 por lo que la decisión 351 no es aplicable desde el 22 de abril de 2006, por lo que la ley vigente es la de 1993.</text:p>
      <text:p text:style-name="P4"/>
      <text:p text:style-name="P4"><text:tab/>La premisa en que se fundamenta el derecho de autor es que otorgando la exclusividad sobre la explotación de una obra se estimula al autor o autora a la creación de <text:soft-page-break/>mas y mejores obras. En nuestro país la duración del derecho de autor en general es de la vida del autor mas sesenta años (art 25), es difícil precisar cuan creativo es un autor luego de muerto. Incluso es difícil saberlo cuando esta vivo, acaso las autoras y autores no escriben también por reconocimiento o ¿algunos no le escribirán a un amor?, este argumento parece suponer que solo se escribe por los posibles usos comerciales de su obra.</text:p>
      <text:p text:style-name="P4"/>
      <text:p text:style-name="P4"><text:tab/>En el caso de obras como software, obras radiofónicas, obras audiovisuales, fotografías y derechos conexos el derecho de autor es de sesenta años luego de su publicación (art 26 y art 38), en el caso de que las obras sean resultado de investigaciones científicas su protección o el monopolio otorgado al autor es de quince años luego de su publicación (art 36).</text:p>
      <text:p text:style-name="P4"/>
      <text:p text:style-name="P4"><text:tab/>En la mayoría de los casos el autor cede sus derechos patrimoniales a un tercero mediante contratos que en muchos son leoninos y que dejan al autor o autora con poco de su trabajo.</text:p>
      <text:p text:style-name="P4"/>
      <text:p text:style-name="P4"><text:tab/>La legislación venezolana protege al autor y a la autora tanto en los llamados derechos morales<text:note text:id="ftn14" text:note-class="footnote"><text:note-citation>14</text:note-citation><text:note-body><text:p text:style-name="P2"><text:s/>Tienen que ver con la protección de la reputación del Autor y son independientes de los Derechos Económicos o Patrimoniales. En particular, se refieren al Derecho de Atribución (o Paternidad de la obra), el Derecho de Integridad y el derecho de asociación. Estos derechos a menudo, aunque no siempre, se extinguen con la muerte del autor. </text:p></text:note-body></text:note> y los derechos patrimoniales o economicos<text:note text:id="ftn15" text:note-class="footnote"><text:note-citation>15</text:note-citation><text:note-body><text:p text:style-name="P2"><text:s/>Es el derecho del propietario del copyright a impedir que otros hagan copias de sus obras, incluido el derecho de autorizar la distribución o el alquiler de copias de la obra, e incluso la importación de la obra. <text:s text:c="2"/>También está protegido el derecho de traducir y adaptar una obra, los derechos de ejecución o interpretación pública, difusión y comunicación de la obra al público. Estos derechos pueden ser transferidos a terceros. </text:p></text:note-body></text:note>. Los morales son irrenunciables pero los patrimoniales se pueden ceder para que un tercero los explote. Los morales se refieren al plagio o modificación, el autor original puede prohibir las modificaciones de la obra que puedan “poner en peligro su decoro o reputación” (art 20). Los derechos patrimoniales consisten en la divulgación de la obra, traducción o adaptaciones, todas estas acciones están impedidas hasta que el autor de permiso expreso.</text:p>
      <text:p text:style-name="P4"/>
      <text:p text:style-name="P4"><text:tab/>Entonces, para la cultura y el conocimiento no hay propiedad, para editores e intermediarios hay concesiones y para autores, autoras y usuarios hay derechos. Reconozcamos que el conocimiento es un hecho colectivo que usa la revisión por pares que <text:soft-page-break/>el conocimiento es andar a hombros de gigantes.</text:p>
      <text:p text:style-name="P4"/>
      <text:p text:style-name="P4"/>
      <text:p text:style-name="P4"/>
      <text:p text:style-name="P4"><text:tab/>Propiedad, concesión y derecho, una propiedad se diferencia de una concesión en que la concesión es finita. El derecho es un reconocimiento, reconocemos la autoría de una obra.</text:p>
      <text:p text:style-name="P4"/>
      <text:p text:style-name="P4"><text:tab/>Si conocemos los mecanismos de construcción colectiva del conocimiento consideremos que la Propiedad Intelectual debe ser abolida. Exploremos el sentido de la ley de derecho de autor, conociendo cual es la fuerza que la apropia, la explota y se expresa en ella.</text:p>
      <text:p text:style-name="P4"/>
      <text:p text:style-name="P4"/>
      <text:p text:style-name="P4">Nuestra tarea es desalambrar el conocimiento.</text:p>
      <text:p text:style-name="P4">Creative Commons es la salida a corto plazo no critica la ley de derecho de autor y aunque logra <text:s/>contrastar dos visiones de la situación puede que olvide que se fundamenta <text:s/>en una ley indeseable. El fin de la ley de derecho de autor actual significaría el fin de la Creative Commons.</text:p>
      <text:p text:style-name="P4">Porque unimos la producción de valor económico a la construcción de conocimiento, es que el conociendo tiene un utilitarista y comercial.</text:p>
      <text:p text:style-name="P4">Quienes intentan detener la copia en Internet intentan detener el cambio que la técnica.</text:p>
      <text:p text:style-name="P4">Es importante destacar que quienes están exigiendo menos libertades para los ciudadanos no son los autores sino los editores.</text:p>
      <text:p text:style-name="P4">La constitución dice que tenemos derecho a la inversión, es decir que el poder económico es necesario para la creación, esto representa un error, aquí esta presente una lógica mercantil.</text:p>
      <text:p text:style-name="P4">Los venezolanos y venezolanas tenemos derecho a la invención, ¿como?, acceso a la mayor cantidad de conocimiento anterior al nuestro y financiamiento que haga sustentable el proyecto.</text:p>
      <text:p text:style-name="P4">Esta mercantilización del conocimiento coloca en segundo plano al ser humano, propongo la idea de sustentabilidad del desarrollo científico colocando como centro al ser humano.</text:p>
      <text:p text:style-name="P4"><text:soft-page-break/>La lógica mercantilista asume que toda creación es con fines comerciales.</text:p>
      <text:p text:style-name="P4">Los derechos de propiedad son reconocidos como un derecho privado.</text:p>
      <text:p text:style-name="P5">Software como elemento supra-materia<text:span text:style-name="T5">l</text:span></text:p>
      <text:p text:style-name="P6">Los bienes materiales poseen más de una vida, si bien el primer comprador lo adquiere recién salido del proceso industrial este seguidamente lo puede vender en el mercado de segunda, explique esto en párrafos anteriores cuando hablaba de la economía secundaria de los libros usados. Argumentaba que esta actividad no significaba retribución económica al autor original. Todo objeto material necesita </text:p>
      <text:p text:style-name="P6"/>
      <text:p text:style-name="P6">Bibliografía</text:p>
      <text:p text:style-name="P6"/>
      <text:p text:style-name="P7"><text:span text:style-name="Strong_20_Emphasis"><text:span text:style-name="T8">Docente denunciado por la Cámara Argentina del Libro, </text:span></text:span><text:a xlink:type="simple" xlink:href="http://www.nietzscheana.com.ar/a-juicio-por-difundir-filosofia.htm"><text:span text:style-name="Strong_20_Emphasis"><text:span text:style-name="T8">http://www.nietzscheana.com.ar/a-juicio-por-difundir-filosofia.htm</text:span></text:span></text:a><text:span text:style-name="Strong_20_Emphasis"><text:span text:style-name="T8"> (2009)</text:span></text:span></text:p>
      <text:p text:style-name="P7"><text:span text:style-name="Strong_20_Emphasis"><text:span text:style-name="T8"/></text:span></text:p>
      <text:p text:style-name="P8"><text:span text:style-name="T5">Detienen en Chile al responsable local del sitio Cuevana, http://www.lanacion.com.ar/1456325-detienen-en-chile-al-responsable-local-del-sitio-cuevana (</text:span>Miércoles 14 de marzo de 2012<text:span text:style-name="T5">)</text:span></text:p>
      <text:p text:style-name="P4"><text:span text:style-name="T6">35 años de cárcel por consultar demasiados papers, </text:span><text:a xlink:type="simple" xlink:href="http://derechoaleer.org/2011/07/35-anos-de-carcel-por-consultar-demasiados-libros.html"><text:span text:style-name="T6">http://derechoaleer.org/2011/07/35-anos-de-carcel-por-consultar-demasiados-libros.html</text:span></text:a><text:span text:style-name="T6"> (Miércoles 20 de Julio de 2011)</text:span></text:p>
      <text:p text:style-name="P6"/>
      <text:p text:style-name="P4"><text:span text:style-name="T6">La información académica también quiere ser libre: Aaron Swartz es arrestado por crímenes informáticos </text:span><text:a xlink:type="simple" xlink:href="http://alt1040.com/2011/07/la-informacion-quiere-ser-libre-aaron-swartz-es-arrestado-bajo-cargos-de-crimenes-informaticos"><text:span text:style-name="T6">http://alt1040.com/2011/07/la-informacion-quiere-ser-libre-aaron-swartz-es-arrestado-bajo-cargos-de-crimenes-informaticos</text:span></text:a><text:span text:style-name="T6"> (20 de julio, 2011)</text:span></text:p>
      <text:p text:style-name="P6"/>
      <text:p text:style-name="Standard"><text:span text:style-name="T8">El manga en peligro por nueva ley de copyright, advierten, </text:span><text:a xlink:type="simple" xlink:href="http://blog.rpp.com.pe/ladyotaku/2011/11/07/manga-doujinshi-amenazado-nueva-ley-copyright-japon/"><text:span text:style-name="T8">http://blog.rpp.com.pe/ladyotaku/2011/11/07/manga-doujinshi-amenazado-nueva-ley-copyright-japon/</text:span></text:a><text:span text:style-name="T8"> (7 noviembre, 2011)</text:span></text:p>
      <text:p text:style-name="Standard"/>
      <text:p text:style-name="Standard">Vladímir Propp. (2012, 31 de agosto). <text:span text:style-name="T2">Wikipedia, La enciclopedia libre</text:span>. Fecha de consulta: 21:29, septiembre 14, 2012 desde <text:a xlink:type="simple" xlink:href="http://es.wikipedia.org/w/index.php?title=Vladímir_Propp&amp;oldid=59271089">http://es.wikipedia.org/w/index.php?title=Vlad%C3%ADmir_Propp&amp;oldid=59271089</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8T12:44:55</meta:creation-date>
    <meta:editing-duration>P2DT7H7M33S</meta:editing-duration>
    <meta:editing-cycles>32</meta:editing-cycles>
    <meta:generator>LibreOffice/3.3$Unix LibreOffice_project/330m19$Build-8</meta:generator>
    <dc:date>2012-09-14T17:00:30</dc:date>
    <meta:document-statistic meta:table-count="0" meta:image-count="0" meta:object-count="0" meta:page-count="17" meta:paragraph-count="111" meta:word-count="5845" meta:character-count="36670"/>
  </office:meta>
</office:document-meta>
</file>